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26e32d" officeooo:paragraph-rsid="000aec04" style:font-style-asian="normal" style:font-style-complex="normal"/>
    </style:style>
    <style:style style:name="P2" style:family="paragraph" style:parent-style-name="Standard">
      <style:text-properties fo:font-style="normal" officeooo:rsid="0015c8f0" officeooo:paragraph-rsid="000aec04" style:font-style-asian="normal" style:font-style-complex="normal"/>
    </style:style>
    <style:style style:name="P3" style:family="paragraph" style:parent-style-name="Standard">
      <style:text-properties fo:font-style="normal" officeooo:rsid="0011923d" officeooo:paragraph-rsid="000aec04" style:font-style-asian="normal" style:font-style-complex="normal"/>
    </style:style>
    <style:style style:name="P4" style:family="paragraph" style:parent-style-name="Standard">
      <style:text-properties fo:font-style="normal" officeooo:rsid="001c4e67" officeooo:paragraph-rsid="000aec04" style:font-style-asian="normal" style:font-style-complex="normal"/>
    </style:style>
    <style:style style:name="P5" style:family="paragraph" style:parent-style-name="Standard">
      <style:text-properties fo:font-style="normal" officeooo:rsid="001da518" officeooo:paragraph-rsid="000aec04" style:font-style-asian="normal" style:font-style-complex="normal"/>
    </style:style>
    <style:style style:name="P6" style:family="paragraph" style:parent-style-name="Standard">
      <style:text-properties fo:font-style="normal" officeooo:rsid="001e7e1e" officeooo:paragraph-rsid="000aec04" style:font-style-asian="normal" style:font-style-complex="normal"/>
    </style:style>
    <style:style style:name="P7" style:family="paragraph" style:parent-style-name="Standard">
      <style:text-properties fo:font-style="normal" officeooo:rsid="00252384" officeooo:paragraph-rsid="000aec04" style:font-style-asian="normal" style:font-style-complex="normal"/>
    </style:style>
    <style:style style:name="P8" style:family="paragraph" style:parent-style-name="Standard">
      <style:text-properties officeooo:rsid="000b112a" officeooo:paragraph-rsid="000aec04"/>
    </style:style>
    <style:style style:name="P9" style:family="paragraph" style:parent-style-name="Standard">
      <style:text-properties officeooo:rsid="000c28e8" officeooo:paragraph-rsid="000aec04"/>
    </style:style>
    <style:style style:name="P10" style:family="paragraph" style:parent-style-name="Standard">
      <style:text-properties officeooo:rsid="000cfbc0" officeooo:paragraph-rsid="000aec04"/>
    </style:style>
    <style:style style:name="P11" style:family="paragraph" style:parent-style-name="Standard">
      <style:text-properties officeooo:rsid="001028e5" officeooo:paragraph-rsid="000aec04"/>
    </style:style>
    <style:style style:name="P12" style:family="paragraph" style:parent-style-name="Standard">
      <style:text-properties officeooo:rsid="0011dca1" officeooo:paragraph-rsid="000aec04"/>
    </style:style>
    <style:style style:name="P13" style:family="paragraph" style:parent-style-name="Standard">
      <style:text-properties officeooo:rsid="00130fdc" officeooo:paragraph-rsid="000aec04"/>
    </style:style>
    <style:style style:name="P14" style:family="paragraph" style:parent-style-name="Standard">
      <style:text-properties officeooo:rsid="001f44ec" officeooo:paragraph-rsid="000aec04"/>
    </style:style>
    <style:style style:name="P15" style:family="paragraph" style:parent-style-name="Standard">
      <style:text-properties officeooo:rsid="00224b1d" officeooo:paragraph-rsid="000aec04"/>
    </style:style>
    <style:style style:name="P16" style:family="paragraph" style:parent-style-name="Standard">
      <style:text-properties officeooo:rsid="001d8406" officeooo:paragraph-rsid="000aec04"/>
    </style:style>
    <style:style style:name="P17" style:family="paragraph" style:parent-style-name="Standard">
      <style:text-properties officeooo:rsid="00277c02" officeooo:paragraph-rsid="000aec04"/>
    </style:style>
    <style:style style:name="P18" style:family="paragraph" style:parent-style-name="Standard">
      <style:text-properties officeooo:rsid="00225997" officeooo:paragraph-rsid="000aec04"/>
    </style:style>
    <style:style style:name="P19" style:family="paragraph" style:parent-style-name="Standard">
      <style:text-properties officeooo:rsid="002a1a03" officeooo:paragraph-rsid="000aec04"/>
    </style:style>
    <style:style style:name="P20" style:family="paragraph" style:parent-style-name="Standard">
      <style:paragraph-properties fo:break-before="page"/>
      <style:text-properties fo:font-weight="bold" officeooo:rsid="000cabf3" officeooo:paragraph-rsid="000cabf3" style:font-weight-asian="bold" style:font-weight-complex="bold"/>
    </style:style>
    <style:style style:name="P21" style:family="paragraph" style:parent-style-name="Standard">
      <style:text-properties officeooo:rsid="002619b4" officeooo:paragraph-rsid="0012b274"/>
    </style:style>
    <style:style style:name="P22" style:family="paragraph" style:parent-style-name="Standard">
      <style:text-properties officeooo:rsid="0010dd9a" officeooo:paragraph-rsid="000ed37c"/>
    </style:style>
    <style:style style:name="P23" style:family="paragraph" style:parent-style-name="Standard">
      <style:text-properties officeooo:rsid="00130503" officeooo:paragraph-rsid="000ed37c"/>
    </style:style>
    <style:style style:name="P24" style:family="paragraph" style:parent-style-name="Standard">
      <style:text-properties officeooo:rsid="0014d424" officeooo:paragraph-rsid="000ed37c"/>
    </style:style>
    <style:style style:name="P25" style:family="paragraph" style:parent-style-name="Standard">
      <style:text-properties officeooo:rsid="0017ca72" officeooo:paragraph-rsid="000ed37c"/>
    </style:style>
    <style:style style:name="P26" style:family="paragraph" style:parent-style-name="Standard">
      <style:text-properties officeooo:rsid="0019ad96" officeooo:paragraph-rsid="000ed37c"/>
    </style:style>
    <style:style style:name="P27" style:family="paragraph" style:parent-style-name="Standard">
      <style:text-properties officeooo:rsid="001b06d6" officeooo:paragraph-rsid="000ed37c"/>
    </style:style>
    <style:style style:name="P28" style:family="paragraph" style:parent-style-name="Standard">
      <style:text-properties officeooo:rsid="001f87bb" officeooo:paragraph-rsid="000ed37c"/>
    </style:style>
    <style:style style:name="P29" style:family="paragraph" style:parent-style-name="Standard">
      <style:text-properties officeooo:rsid="001f9b88" officeooo:paragraph-rsid="000ed37c"/>
    </style:style>
    <style:style style:name="P30" style:family="paragraph" style:parent-style-name="Standard">
      <style:text-properties officeooo:rsid="00206d7f" officeooo:paragraph-rsid="000ed37c"/>
    </style:style>
    <style:style style:name="P31" style:family="paragraph" style:parent-style-name="Standard">
      <style:text-properties officeooo:rsid="001994a0" officeooo:paragraph-rsid="00106c31"/>
    </style:style>
    <style:style style:name="P32" style:family="paragraph" style:parent-style-name="Standard">
      <style:text-properties officeooo:rsid="00298f5f" officeooo:paragraph-rsid="00106c31"/>
    </style:style>
    <style:style style:name="P33" style:family="paragraph" style:parent-style-name="Standard">
      <style:text-properties officeooo:rsid="001a862c" officeooo:paragraph-rsid="00106c31"/>
    </style:style>
    <style:style style:name="P34" style:family="paragraph" style:parent-style-name="Standard">
      <style:text-properties officeooo:rsid="001e8386" officeooo:paragraph-rsid="00106c31"/>
    </style:style>
    <style:style style:name="P35" style:family="paragraph" style:parent-style-name="Standard">
      <style:text-properties officeooo:rsid="001f4714" officeooo:paragraph-rsid="00106c31"/>
    </style:style>
    <style:style style:name="P36" style:family="paragraph" style:parent-style-name="Standard">
      <style:text-properties officeooo:rsid="00239797" officeooo:paragraph-rsid="00106c31"/>
    </style:style>
    <style:style style:name="P37" style:family="paragraph" style:parent-style-name="Standard">
      <style:text-properties officeooo:rsid="00239797" officeooo:paragraph-rsid="001fc55f"/>
    </style:style>
    <style:style style:name="P38" style:family="paragraph" style:parent-style-name="Standard">
      <style:text-properties officeooo:rsid="0025cdad" officeooo:paragraph-rsid="00106c31"/>
    </style:style>
    <style:style style:name="P39" style:family="paragraph" style:parent-style-name="Standard">
      <style:text-properties officeooo:rsid="001b3abc" officeooo:paragraph-rsid="0012b274"/>
    </style:style>
    <style:style style:name="P40" style:family="paragraph" style:parent-style-name="Standard">
      <style:text-properties officeooo:rsid="00108353" officeooo:paragraph-rsid="0010d40e"/>
    </style:style>
    <style:style style:name="P41" style:family="paragraph" style:parent-style-name="Standard">
      <style:text-properties officeooo:rsid="001d8406" officeooo:paragraph-rsid="000aec04"/>
    </style:style>
    <style:style style:name="P42" style:family="paragraph" style:parent-style-name="Standard">
      <style:text-properties officeooo:rsid="00146c8b" officeooo:paragraph-rsid="00146c8b"/>
    </style:style>
    <style:style style:name="P43" style:family="paragraph" style:parent-style-name="Standard">
      <style:text-properties officeooo:rsid="0026903d" officeooo:paragraph-rsid="000aec04"/>
    </style:style>
    <style:style style:name="P44" style:family="paragraph" style:parent-style-name="Standard">
      <style:text-properties officeooo:rsid="001c5004" officeooo:paragraph-rsid="001c5004"/>
    </style:style>
    <style:style style:name="P45" style:family="paragraph" style:parent-style-name="Standard">
      <style:text-properties officeooo:rsid="001cde10" officeooo:paragraph-rsid="001cde10"/>
    </style:style>
    <style:style style:name="P46" style:family="paragraph" style:parent-style-name="Standard">
      <style:text-properties officeooo:rsid="0011dca1" officeooo:paragraph-rsid="000aec04"/>
    </style:style>
    <style:style style:name="P47" style:family="paragraph" style:parent-style-name="Standard">
      <style:text-properties officeooo:rsid="00218cd0" officeooo:paragraph-rsid="00218cd0"/>
    </style:style>
    <style:style style:name="P48" style:family="paragraph" style:parent-style-name="Standard">
      <style:text-properties officeooo:rsid="000c28e8" officeooo:paragraph-rsid="000aec04"/>
    </style:style>
    <style:style style:name="P49" style:family="paragraph" style:parent-style-name="Standard">
      <style:text-properties officeooo:rsid="000c28e8" officeooo:paragraph-rsid="002782ff"/>
    </style:style>
    <style:style style:name="P50" style:family="paragraph" style:parent-style-name="Standard">
      <style:text-properties officeooo:rsid="0025424f" officeooo:paragraph-rsid="0025424f"/>
    </style:style>
    <style:style style:name="P51" style:family="paragraph" style:parent-style-name="Standard">
      <style:text-properties fo:font-style="normal" officeooo:rsid="0026e32d" officeooo:paragraph-rsid="002782ff" style:font-style-asian="normal" style:font-style-complex="normal"/>
    </style:style>
    <style:style style:name="P52" style:family="paragraph" style:parent-style-name="Standard">
      <style:text-properties fo:font-style="normal" officeooo:rsid="002782ff" officeooo:paragraph-rsid="002782ff" style:font-style-asian="normal" style:font-style-complex="normal"/>
    </style:style>
    <style:style style:name="P53" style:family="paragraph" style:parent-style-name="Standard">
      <style:text-properties officeooo:rsid="001e7d47" officeooo:paragraph-rsid="000aec04"/>
    </style:style>
    <style:style style:name="P54" style:family="paragraph" style:parent-style-name="Standard">
      <style:text-properties officeooo:rsid="0025c26e" officeooo:paragraph-rsid="0025c26e"/>
    </style:style>
    <style:style style:name="P55" style:family="paragraph" style:parent-style-name="Standard">
      <style:text-properties officeooo:rsid="0016289f" officeooo:paragraph-rsid="0027c3e9"/>
    </style:style>
    <style:style style:name="P56" style:family="paragraph" style:parent-style-name="Standard">
      <style:paragraph-properties fo:break-before="page"/>
      <style:text-properties fo:font-weight="bold" officeooo:rsid="000aec04" officeooo:paragraph-rsid="000aec04" style:font-weight-asian="bold" style:font-weight-complex="bold"/>
    </style:style>
    <style:style style:name="P57" style:family="paragraph" style:parent-style-name="Standard">
      <style:paragraph-properties fo:break-before="page"/>
      <style:text-properties officeooo:rsid="001b3abc" officeooo:paragraph-rsid="0012b274"/>
    </style:style>
    <style:style style:name="P58" style:family="paragraph" style:parent-style-name="Standard">
      <style:paragraph-properties fo:break-before="page"/>
      <style:text-properties officeooo:rsid="0010dd9a" officeooo:paragraph-rsid="000ed37c"/>
    </style:style>
    <style:style style:name="P59" style:family="paragraph" style:parent-style-name="Standard">
      <style:paragraph-properties fo:break-before="page"/>
      <style:text-properties officeooo:rsid="002619b4" officeooo:paragraph-rsid="0012b274"/>
    </style:style>
    <style:style style:name="P60" style:family="paragraph" style:parent-style-name="Standard">
      <style:paragraph-properties fo:break-before="page"/>
      <style:text-properties fo:font-style="normal" fo:font-weight="bold" officeooo:rsid="0025c26e" officeooo:paragraph-rsid="0025c26e" style:font-style-asian="normal" style:font-weight-asian="bold" style:font-style-complex="normal" style:font-weight-complex="bold"/>
    </style:style>
    <style:style style:name="T1" style:family="text">
      <style:text-properties officeooo:rsid="002c8b24"/>
    </style:style>
    <style:style style:name="T2" style:family="text">
      <style:text-properties officeooo:rsid="000cfbc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40f91" style:font-style-asian="normal" style:font-style-complex="normal"/>
    </style:style>
    <style:style style:name="T6" style:family="text">
      <style:text-properties fo:font-style="normal" officeooo:rsid="0015c8f0" style:font-style-asian="normal" style:font-style-complex="normal"/>
    </style:style>
    <style:style style:name="T7" style:family="text">
      <style:text-properties fo:font-style="normal" officeooo:rsid="0018650b" style:font-style-asian="normal" style:font-style-complex="normal"/>
    </style:style>
    <style:style style:name="T8" style:family="text">
      <style:text-properties fo:font-style="normal" officeooo:rsid="0018e44c" style:font-style-asian="normal" style:font-style-complex="normal"/>
    </style:style>
    <style:style style:name="T9" style:family="text">
      <style:text-properties fo:font-style="normal" officeooo:rsid="001c4e67" style:font-style-asian="normal" style:font-style-complex="normal"/>
    </style:style>
    <style:style style:name="T10" style:family="text">
      <style:text-properties fo:font-style="normal" officeooo:rsid="0025898a" style:font-style-asian="normal" style:font-style-complex="normal"/>
    </style:style>
    <style:style style:name="T11" style:family="text">
      <style:text-properties officeooo:rsid="002054d1"/>
    </style:style>
    <style:style style:name="T12" style:family="text">
      <style:text-properties officeooo:rsid="001e7e1e"/>
    </style:style>
    <style:style style:name="T13" style:family="text">
      <style:text-properties officeooo:rsid="00252384"/>
    </style:style>
    <style:style style:name="T14" style:family="text">
      <style:text-properties officeooo:rsid="0023637b"/>
    </style:style>
    <style:style style:name="T15" style:family="text">
      <style:text-properties officeooo:rsid="0026e32d"/>
    </style:style>
    <style:style style:name="T16" style:family="text">
      <style:text-properties officeooo:rsid="0027464d"/>
    </style:style>
    <style:style style:name="T17" style:family="text">
      <style:text-properties officeooo:rsid="000aec04"/>
    </style:style>
    <style:style style:name="T18" style:family="text">
      <style:text-properties officeooo:rsid="001c52e3"/>
    </style:style>
    <style:style style:name="T19" style:family="text">
      <style:text-properties officeooo:rsid="001e8503"/>
    </style:style>
    <style:style style:name="T20" style:family="text">
      <style:text-properties officeooo:rsid="00202503"/>
    </style:style>
    <style:style style:name="T21" style:family="text">
      <style:text-properties officeooo:rsid="00246d6d"/>
    </style:style>
    <style:style style:name="T22" style:family="text">
      <style:text-properties officeooo:rsid="00239abf"/>
    </style:style>
    <style:style style:name="T23" style:family="text">
      <style:text-properties officeooo:rsid="0027a6c0"/>
    </style:style>
    <style:style style:name="T24" style:family="text">
      <style:text-properties officeooo:rsid="00289d45"/>
    </style:style>
    <style:style style:name="T25" style:family="text">
      <style:text-properties officeooo:rsid="001c6423"/>
    </style:style>
    <style:style style:name="T26" style:family="text">
      <style:text-properties officeooo:rsid="00130fdc"/>
    </style:style>
    <style:style style:name="T27" style:family="text">
      <style:text-properties officeooo:rsid="001b3abc"/>
    </style:style>
    <style:style style:name="T28" style:family="text">
      <style:text-properties officeooo:rsid="002c00b0"/>
    </style:style>
    <style:style style:name="T29" style:family="text">
      <style:text-properties officeooo:rsid="001a5e43"/>
    </style:style>
    <style:style style:name="T30" style:family="text">
      <style:text-properties officeooo:rsid="0021373d"/>
    </style:style>
    <style:style style:name="T31" style:family="text">
      <style:text-properties officeooo:rsid="001ff49d"/>
    </style:style>
    <style:style style:name="T32" style:family="text">
      <style:text-properties officeooo:rsid="0018a118"/>
    </style:style>
    <style:style style:name="T33" style:family="text">
      <style:text-properties officeooo:rsid="0016f607"/>
    </style:style>
    <style:style style:name="T34" style:family="text">
      <style:text-properties officeooo:rsid="0019d813"/>
    </style:style>
    <style:style style:name="T35" style:family="text">
      <style:text-properties officeooo:rsid="002b775b"/>
    </style:style>
    <style:style style:name="T36" style:family="text">
      <style:text-properties officeooo:rsid="0026b1c4"/>
    </style:style>
    <style:style style:name="T37" style:family="text">
      <style:text-properties officeooo:rsid="0011f876"/>
    </style:style>
    <style:style style:name="T38" style:family="text">
      <style:text-properties officeooo:rsid="0015ed41"/>
    </style:style>
    <style:style style:name="T39" style:family="text">
      <style:text-properties officeooo:rsid="0019ad96"/>
    </style:style>
    <style:style style:name="T40" style:family="text">
      <style:text-properties officeooo:rsid="001cdef6"/>
    </style:style>
    <style:style style:name="T41" style:family="text">
      <style:text-properties fo:font-weight="bold" style:font-weight-asian="bold" style:font-weight-complex="bold"/>
    </style:style>
    <style:style style:name="T42" style:family="text">
      <style:text-properties fo:font-weight="bold" officeooo:rsid="001cdef6" style:font-weight-asian="bold" style:font-weight-complex="bold"/>
    </style:style>
    <style:style style:name="T43" style:family="text">
      <style:text-properties fo:font-weight="bold" officeooo:rsid="001994a0" style:font-weight-asian="bold" style:font-weight-complex="bold"/>
    </style:style>
    <style:style style:name="T44" style:family="text">
      <style:text-properties fo:font-weight="bold" officeooo:rsid="000aec04" style:font-weight-asian="bold" style:font-weight-complex="bold"/>
    </style:style>
    <style:style style:name="T45" style:family="text">
      <style:text-properties officeooo:rsid="001f9b88"/>
    </style:style>
    <style:style style:name="T46" style:family="text">
      <style:text-properties officeooo:rsid="00206d7f"/>
    </style:style>
    <style:style style:name="T47" style:family="text">
      <style:text-properties officeooo:rsid="00108353"/>
    </style:style>
    <style:style style:name="T48" style:family="text">
      <style:text-properties officeooo:rsid="0010d40e"/>
    </style:style>
    <style:style style:name="T49" style:family="text">
      <style:text-properties officeooo:rsid="0012b274"/>
    </style:style>
    <style:style style:name="T50" style:family="text">
      <style:text-properties officeooo:rsid="0014a41f"/>
    </style:style>
    <style:style style:name="T51" style:family="text">
      <style:text-properties officeooo:rsid="0018859c"/>
    </style:style>
    <style:style style:name="T52" style:family="text">
      <style:text-properties officeooo:rsid="00191a4c"/>
    </style:style>
    <style:style style:name="T53" style:family="text">
      <style:text-properties officeooo:rsid="001bb825"/>
    </style:style>
    <style:style style:name="T54" style:family="text">
      <style:text-properties officeooo:rsid="001c45e0"/>
    </style:style>
    <style:style style:name="T55" style:family="text">
      <style:text-properties officeooo:rsid="001cde10"/>
    </style:style>
    <style:style style:name="T56" style:family="text">
      <style:text-properties officeooo:rsid="001ebfdb"/>
    </style:style>
    <style:style style:name="T57" style:family="text">
      <style:text-properties officeooo:rsid="001fc55f"/>
    </style:style>
    <style:style style:name="T58" style:family="text">
      <style:text-properties officeooo:rsid="00218cd0"/>
    </style:style>
    <style:style style:name="T59" style:family="text">
      <style:text-properties officeooo:rsid="00218d6c"/>
    </style:style>
    <style:style style:name="T60" style:family="text">
      <style:text-properties officeooo:rsid="002782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troduction</text:p>
      <text:p text:style-name="P12"/>
      <text:p text:style-name="P12"/>
      <text:p text:style-name="P12"/>
      <text:p text:style-name="P12"/>
      <text:p text:style-name="P12"/>
      <text:p text:style-name="P12"/>
      <text:p text:style-name="P12"/>
      <text:p text:style-name="P12">--- <text:span text:style-name="T57">modelling and netlogo here ---</text:span></text:p>
      <text:p text:style-name="P12"/>
      <text:p text:style-name="P12">--- <text:span text:style-name="T57">biofilms ---</text:span></text:p>
      <text:p text:style-name="P12"/>
      <text:p text:style-name="P12">--- <text:span text:style-name="T57">streptomyces ---</text:span></text:p>
      <text:p text:style-name="P12"/>
      <text:p text:style-name="P53"/>
      <text:p text:style-name="P54">NetLogo </text:p>
      <text:p text:style-name="P53"/>
      <text:p text:style-name="P18">NetLogo was chosen as the modelling software for several reasons. <text:span text:style-name="T35">Other modelling tools are available for agent-based modelling, such as Repast, but NetLogo was chosen over these for ease of installation and use. NetLogo can even be run in a web browser, although only 2D models can be used in this way. On the whole, it was found to be an extremely fast and accessible tool for non-programmers to learn to use.</text:span></text:p>
      <text:p text:style-name="P18"/>
      <text:p text:style-name="P19">As a dedicated program for creating agent-based models, it required far less computing skill than creating a bespoke software platform with a programming language such as Python or C would have done, and includes a range of useful interface features. NetLogo is nonetheless very versatile, since models are created through NetLogo’s native scripting language, allowing for any conceivable logic to be implemented into NetLogo’s framework. Speed was also found, in most cases, not to be a concern, though NetLogo would not be the ideal tool for high-performance computing. It is, however, capable of interfacing with C and Java, and some experimenters have achieved large gains in performance by offloading particularly demanding routines to true, faster programming languages. </text:p>
      <text:p text:style-name="P43"/>
      <text:p text:style-name="P17">Several models were created over the course of the project, with the intention of modelling and exploring different phenomena relating to biofilm growth. </text:p>
      <text:p text:style-name="P56">Basic Branching Model</text:p>
      <text:p text:style-name="P12"/>
      <text:p text:style-name="P12">T<text:span text:style-name="T17">h</text:span>e first model was intended <text:span text:style-name="T26">to mimic a generalised view of bacterial colony formation, without reference to a particular species or growth mode. In particular, the model aims to address the effects of the colony’s energy supply on the speed and shape of its growth – nutrients are spatially distributed and cells are only able to take up nutrients from their immediate vicinity. Later iterations of the model include nutrient diffusion mechanics, both outside and inside cells.</text:span></text:p>
      <text:p text:style-name="P12"/>
      <text:p text:style-name="P13">In this model, a single agent (“turtle” in NetLogo parlance, here representing a single cell) is created in the centre of the model area. Cells possess an energy quantity that determines their ability to survive and reproduce, and die if their energy needs are not met. <text:span text:style-name="T27">Cells reproduce by replicating themselves and pushing the replicate <text:s/>forwards, mimicking cell division. Reproducing costs the cell as much energy as a turn of survival (in other words, the cell’s energy upkeep requirement is doubled on a turn in which it reproduces) and a cell will reproduce whenever it can do so without immediately exhausting itself.</text:span></text:p>
      <text:p text:style-name="P13"/>
      <text:p text:style-name="P14">(Figure 1 – <text:span text:style-name="T28">Screenshot series from 2D growth model</text:span>)</text:p>
      <text:p text:style-name="P14"/>
      <text:p text:style-name="P13">Under the default settings, each 1x1 grid square (“patch”) can <text:span text:style-name="T47">effectively</text:span> support a single cell, <text:span text:style-name="T47">producing one unit of energy per turn which is the same amount as the cell requires</text:span>. <text:span text:style-name="T29">As each cell is placed one grid length in front of its parent cell, branches usually cannot grow across one another – the first depletes the nutrients of the crossover area, inhibiting the growth of the other. This creates an effect similar to steric hindrance, whereby the colony is often blocked from exploring certain areas of the growth space, leading to an incomplete exploitation of the growth area and resources, as can be observed in figure 1.</text:span></text:p>
      <text:p text:style-name="P13"/>
      <text:p text:style-name="P14">It is readily apparent why this occurs. In essence, a cell’s reproduction has two outcomes – success, in which the new cell moves onto an unoccupied square, and is able to exploit a new source of energy without competition, or a failure, in which the new cell moves ont<text:span text:style-name="T30">o an already-occupied space, and the biofilm’s overall access to resources is not increased. Since a patch supports one cell perpetually, but only a certain number of attempts at reproduction, it is not guaranteed that any one patch will be occupied by a cell before the colony as a whole runs out of energy for further growth.</text:span></text:p>
      <text:p text:style-name="P14"/>
      <text:p text:style-name="P15">(Figure 2 – <text:span text:style-name="T28">Screenshot series with nutrient diffusion</text:span>)</text:p>
      <text:p text:style-name="P16"/>
      <text:p text:style-name="P16"><text:span text:style-name="T30">This limitation</text:span> is overcome when nutrient diffusion across the growth space is introduced to the model. <text:span text:style-name="T31">More than once cell can survive on a grid space and a once cell can accumulate energy indefinitely if any surrounding patch stays empty, allowing it to continually reproduce until all adjacent squares are occupied. As seen in Figure 2, this ultimately, and invariably, results in complete growth over the surface with one cell per grid square, as this puts the energy flow exactly in equilibrium. However, the last few squares are only occupied following a long trial and error process.</text:span></text:p>
      <text:p text:style-name="P16"/>
      <text:p text:style-name="P40"><text:span text:style-name="T48">The previous two models produce a colony that is largely static, as would typically be seen under a microscope. However, an</text:span> interesting variation can be seen when each cell’s energy requirements are greater than a single tile can provide. <text:span text:style-name="T49">Static cells quickly exhaust resources on their own tile, and thereafter die. As long as a cell is able to take up resources faster than it uses them, however, it is still able to reproduce before dying.</text:span></text:p>
      <text:p text:style-name="P40"/>
      <text:p text:style-name="P42">(Figure 3 – Screenshots, roaming colonies)</text:p>
      <text:p text:style-name="P42"/>
      <text:p text:style-name="P42"><text:soft-page-break/>Figure 3 shows the resulting pattern. Rather than one large, <text:span text:style-name="T50">connected colony, several strings of cells emerge, travelling around the model area constantly. These leave trails of nutrient-depleted areas which gradually replenish behind them. The colonies also occasionally gather enough energy to branch and send off a splinter colony in another direction. Colonies also occasionally meet, and compete for resources, usually resulting in the death of one of the colonies.</text:span></text:p>
      <text:p text:style-name="P13"/>
      <text:p text:style-name="P39"><text:span text:style-name="T51">However, a</text:span>ll of the <text:span text:style-name="T24">aforementioned</text:span> models display blind behaviour on behalf of the cells – their behaviour does not change based on their surroundings. <text:s/><text:span text:style-name="T25">As a result, they cannot adapt to changing conditions, and this represents an archaic view of microorganisms. These cells also do not display any form of cooperation, whether by inter-cell signalling or metabolic interaction– again, an archaic model, given current knowledge of microbial communities and cooperative behaviour.</text:span></text:p>
      <text:p text:style-name="P39"/>
      <text:p text:style-name="P44">Future work in this area might involve giving the cells the ability to sense and reproduce or move towards the highest concentra<text:span text:style-name="T55">t</text:span>ion of nutrients in their immediate area. Another basic interaction would be the ability to sense when a tile is already fully exploited by existing cells and cannot support a further occupant. The ability for cells to communicate information and influence each others’ behaviour through chemical signal diffusion would also be of interest.</text:p>
      <text:p text:style-name="P44"/>
      <text:p text:style-name="P44">Th<text:span text:style-name="T55">e availability and diffusion of nutrients also could benefit from further development. While in the current model, nutrients are available uniformly across the growth area, it would be more useful to model a nutrient gradient by allowing nutrients to regenerate only at one or more edges of the growth area. In addition, nutrient diffusion could be slower across denser regions of cells, which would be useful for modelling the effects of biofilm porousness on internal nutrient availability, and therefore the population density within the biofilm.</text:span></text:p>
      <text:p text:style-name="P44"/>
      <text:p text:style-name="P45">A further limitation with this type <text:span text:style-name="T56">of model is that the growth and overall shape of the colony is only the result of cell division, and that all cells in the colony are descendants of those originally seeded at the beginning. As observed in Figure 1, this can produce a branched shape, but there are other, indirect methods of growth that can produce such a branching pattern, most notably a process called diffusion-limited aggregation.</text:span></text:p>
      <text:p text:style-name="P57"><text:span text:style-name="T43">Diffusion-limited aggregation</text:span></text:p>
      <text:p text:style-name="P31"/>
      <text:p text:style-name="P33">Diffusion-limited aggregation is a process <text:span text:style-name="T52">i</text:span>n which dispersed particles following a random wal<text:span text:style-name="T18">k</text:span> attach irreversibly to one another. <text:span text:style-name="T18">Over time, particles accumulate into a branched, fractal shape. The mobile particles are far more likely to come into contact with the extended branches than with the core, since their random walk would have to successfully navigate past the existing branches to the centre for the latter to occur, which leads to the highly decentralised pattern.</text:span></text:p>
      <text:p text:style-name="P33"/>
      <text:p text:style-name="P34">This phenomenon is seen in many scientific contexts, <text:span text:style-name="T19">and is commonly associated with crystal formation. However, it also has a role to play in biofilm formation. Cells in a biofilm excrete extracellular polysaccharide, a sticky matrix that allows other, free-floating cells to attach to the biofilm. In this way, biofilms may grow by aggregation as well as by cell division. This process was also illustrated using agent-based modelling in NetLogo.</text:span></text:p>
      <text:p text:style-name="P34"/>
      <text:p text:style-name="P35">In the diffusion-limited growth model, a single, stationary particle is placed in the centre of the model area, <text:span text:style-name="T20">and a large number of other, mobile particles are placed randomly. The mobile particles follow a random walk, and permanently turn stationary when they touch an existing stationary particle. The radius within which particles can be considered “touching” is changeable. The number of starting particles is customisable, and model can also be set to spawn in new mobile particles at random locations continuously in order to simulate new agents entering the simulation space.</text:span></text:p>
      <text:p text:style-name="P37"/>
      <text:p text:style-name="P37">Figure 1 – <text:span text:style-name="T17">(</text:span>Netlogo 2D DLA screenshots<text:span text:style-name="T17">)</text:span></text:p>
      <text:p text:style-name="P37"/>
      <text:p text:style-name="P36">The result of this is visible in figure 1 – a branched pattern extending from the centre in all directions. This is the <text:span text:style-name="T21">kind of </text:span>pattern that would be expected to be seen if a biofilm were formed solely by cells aggregating, but not dividing <text:span text:style-name="T22">(or at least, aggregating much faster than the reproduction cycle of the cells). This provides an interesting secondary mode of growth for a biofilm for potential future work. </text:span></text:p>
      <text:p text:style-name="P36"/>
      <text:p text:style-name="P38">The original model was implemented in 2D, but was later translated to full 3D. In the 3D model, the model space remains homogenous, i.e. particles are equally free to travel in all directions and area – there is no interface between two media, nor is gravity simulated, though both of these would make interesting targets for future work. </text:p>
      <text:p text:style-name="P38"/>
      <text:p text:style-name="P32">Figure 2 – <text:span text:style-name="T17">(</text:span>Netlogo 3D DLA screenshots<text:span text:style-name="T17">)</text:span></text:p>
      <text:p text:style-name="P32"/>
      <text:p text:style-name="P38">As <text:span text:style-name="T58">shown by figure 2, t</text:span>he <text:span text:style-name="T23">end result is very similar to the 2D model, although the overall aggregation is slower given that collisions are simply less likely in a 3D space than a 2D space of the same xy dimensions. The overall number of particles was also reduced, as higher numbers interfered with the visibility of the aggregate in a 3D environment.</text:span></text:p>
      <text:p text:style-name="P38"/>
      <text:p text:style-name="P47">Aggregation represents one means of handling collisions between <text:span text:style-name="T59">cells</text:span>, <text:span text:style-name="T59">but there are other possible interactions. Most obviously, being physical objects, cells should exclude one another from their own space, but NetLogo does not include true functionality for this by default. Other interactions could include being linked together in a chain, as some bacteria do, such as Streptococcus. To further expand upon the possibilities for future models, attempts were made to repurpose existing NetLogo functions for the purpose of modelling physical interactions between agents.</text:span></text:p>
      <text:p text:style-name="P58"><text:span text:style-name="T41">3D physics of cell chains</text:span></text:p>
      <text:p text:style-name="P22"/>
      <text:p text:style-name="P22">During the switch from NetLogo 2D to 3D, attention was focused on making cells interact with one another and their environment in a physically <text:span text:style-name="T37">accurate way. While NetLogo can and has been used for particle physics models, it lacks built-in support for implementing a physics engine. As a result, it was quickly determined that any sort of complex physics model would be beyond the scope of the project.</text:span></text:p>
      <text:p text:style-name="P22"/>
      <text:p text:style-name="P23">However, some experimentation was made with NetLogo’s “Layout Spring” function. With this command, each “turtle” in the selected agentset moves in such a way as to maximise their distance from every other turtle in the agentset. However, they also experience a spring-based attraction to other turtles to which they are “linked” (a NetLogo function), proportional to their distance of separation in accordance with Hooke’s law.</text:p>
      <text:p text:style-name="P23"/>
      <text:p text:style-name="P24">Multiple models were made to test this function. The first of these was a <text:span text:style-name="T38">simple </text:span>model in which a string of <text:span text:style-name="T38">connected </text:span>cells <text:span text:style-name="T38">are subjected to NetLogo’s spring physics. In this model, a new cell is created at the end of the existing chain each tick (though the creation of new cells can be switched off at any time). The entire set of cells is moved a number of times every tick according to the spring layout function.</text:span></text:p>
      <text:p text:style-name="P24"/>
      <text:p text:style-name="P25">Figure 1 (layoutSpringTest – screenshots)</text:p>
      <text:p text:style-name="P25"/>
      <text:p text:style-name="P25">As can be seen in Figure 1, <text:span text:style-name="T39">the result is that the string of cells extends to form a straight line where possible, curving once the string approaches the edges of the simulation area. This is broadly as expected – a straight line configuration puts as much distance as possible between each element of the chain and every other element, whilst maintaining cohesion between the line of linked cells.</text:span></text:p>
      <text:p text:style-name="P25"/>
      <text:p text:style-name="P26">The constant recalculation of each element’s position, however, is computationally intensive – with ten cycles of the spring function per tick, the simulation is orders of magnitude slower than the previous models shown. In light of this, further models were developed using this routine to test whether its use on a large scale could be feasible.</text:p>
      <text:p text:style-name="P25"/>
      <text:p text:style-name="P27">The second model developed was <text:span text:style-name="T40">created on similar lines, but with an important difference. Rather than have each agent represent a cell, cells are instead represented by strings of between three and five agents, hereafter termed “sections”. Chains constantly grow, and splinter down the middle once they exceed a length of five sections, mimicking cell division as typically seen in rod-shaped bacteria </text:span><text:span text:style-name="T42">(BACILLUS REF?)</text:span></text:p>
      <text:p text:style-name="P28"/>
      <text:p text:style-name="P28">This model required some more dynamic handling of turtle variables. <text:span text:style-name="T45">Cell section</text:span>s in this model possess two variables, “location” and “ID”. Both variables are dynamically updated across entire chains using a recursive loop. “Location” records how many links a <text:span text:style-name="T45">section</text:span> is from the end of the chain, with the <text:span text:style-name="T45">variable updating every time the chain grows. Links break when both of the sections they connect have a Location of 2 or greater, so a chain of 6 sections or more will immediately shear in the centre. Shearing also causes the locations of the daughter cells to update again.</text:span></text:p>
      <text:p text:style-name="P28"/>
      <text:p text:style-name="P29">“ID” records which cell a section is part of at any one time. This value is common to all sections of a cell, and each cell has a unique ID value. Upon shearing, one of the two daughter cells updates its ID to the lowest unclaimed value and propagates this value across all of its sections. While this variable plays no part in the existing model, the ability to call all of the sections in a specific cell would have been useful for targeting functions if the model were developed further to incorporate cell-cell or cell-environment interactions.</text:p>
      <text:p text:style-name="P28"/>
      <text:p text:style-name="P30"><text:soft-page-break/>Agents in this model have a more refined mode of interaction. Cell sections interact only with the other sections of their own cell, and with other sections that are within a distance of 1 – roughly the size of the sections themselves, so that cells repel one another until they are no longer physically intersecting, but no further. The limitation of interactions to a certain distance does substantially improve the speed of the simulation over earlier iterations that unintentionally caused all sections to interact with all other sections regardless of distance, an issue that also caused cells to constantly drift away from one another until they simply lined the edges of the simulation space.</text:p>
      <text:p text:style-name="P28"/>
      <text:p text:style-name="P28">Figure 2 (growthShearingInteractions – screenshots<text:span text:style-name="T45">)</text:span></text:p>
      <text:p text:style-name="P28"/>
      <text:p text:style-name="P29">As Figure 2 shows, <text:span text:style-name="T46">this model results in a close jumble of cells, as there are no forces to apply motion to the cells beyond the requirement that they take as straight a shape as possible and avoid intersecting one another. This does not correspond well to real-life biofilm growth, but this most likely can be attributed to the lack of any gravity. This could be addressed by implementing a downwards movement to the cells and a solid surface at the bottom, allowing cells to gather on the surface and accumulate into a more usual configuration.</text:span></text:p>
      <text:p text:style-name="P29"/>
      <text:p text:style-name="P21">Further work could expand upon this, but the decision was made not to continue with this angle due to worsening performance issues. NetLogo proved unable to handle a computationally useful number of cells without experiencing severe slowdown. <text:span text:style-name="T36">Further exploration of this idea would most likely require offloading the physics-based computation to a faster language, such as Java or C, and would have taken too much time to develop to fall within the scope of the project.</text:span></text:p>
      <text:p text:style-name="P59"><text:span text:style-name="T44">Hyphal Growth Model</text:span></text:p>
      <text:p text:style-name="P8"/>
      <text:p text:style-name="P50">Following this exploration of the possibilities of NetLogo in modelling microbial communities, </text:p>
      <text:p text:style-name="P9"/>
      <text:p text:style-name="P9">This model was specifically designed to mimic the hyphal growth modes seen in Streptomyces. In this form of growth, the organism does not form discrete cells as it grows, but instead ex<text:span text:style-name="T2">tends</text:span> to form a growing "tunnel" <text:span text:style-name="T60">or hypha</text:span>. Cell wall synthesis occurs at the polarisome, an organelle found at the growing tip of the hypha, and <text:span text:style-name="T2">the tip extends forwards with the polarisome as the cell wall assembles behind it.</text:span></text:p>
      <text:p text:style-name="P49"/>
      <text:p text:style-name="P10">Tip extension is a polar behaviour – the polarisome is present at only one end of the hypha and so extension occurs only at this end. Furthermore, the polarisome grows over time and eventually splinters, leaving behind a second, much smaller polarisome within the body of the hypha. This polarisome remains stationary for some time as it accumulates material, before extending out of the hyphal wall to form a branch.</text:p>
      <text:p text:style-name="P9"/>
      <text:p text:style-name="P55">Streptomy<text:span text:style-name="T32">ces</text:span> <text:span text:style-name="T32">species </text:span>grow by hyphal extension. Hyphae are polar in nature – the growing tip is home to an organelle called the polarisome, an accumulation of several proteins implicated in cell wall synthesis. Thus, growth occurs from the very tip of the hypha, which moves gradually forward. Hyphae may also branch at this apex, <text:span text:style-name="T33">leav</text:span>ing <text:span text:style-name="T33">behind</text:span> a second tip which, after a short interval of time, grows outwards from, and perpendicular to, the wall of the original hypha.</text:p>
      <text:p text:style-name="P55"/>
      <text:p text:style-name="P55"><text:span text:style-name="T33">In this way, a single streptomycete can grow into a connected network of filaments, termed a mycelium after the equivalent structure seen in fungi. Streptomyces’ hyphal growth mode is extremely unusual among bacteria, whose complex multicellular structure might offer interesting opportunities for synthetic biologists that could otherwise only be attained by working with fungi.</text:span></text:p>
      <text:p text:style-name="P9"/>
      <text:p text:style-name="P11">Experiences from the previous model were drawn upon in the creation of the hyphal growth model, but the model was constucted largely <text:span text:style-name="T3">de novo</text:span><text:span text:style-name="T4">. </text:span><text:span text:style-name="T5">The model </text:span><text:span text:style-name="T6">consists of two types of "turtles" – cells and tips. The model begins with a single tip, which reproduces by creating a daughter cell and pushing it forwards. After reproducing once, the tip then changes type, becoming a functionally inert "cell", while the daughter cell remains a tip until it then reproduces in kind. In this way, there is always a single "tip" at the end of the hypha.</text:span></text:p>
      <text:p text:style-name="P2"/>
      <text:p text:style-name="P11"><text:span text:style-name="T7">Tips track how long ago they last </text:span><text:span text:style-name="T8">created a branch,</text:span><text:span text:style-name="T7"> </text:span><text:span text:style-name="T8">and how long ago their own branch was formed. These values are </text:span><text:span text:style-name="T10">parametrised</text:span><text:span text:style-name="T8"> so that the user can use three sliders to </text:span><text:span text:style-name="T9">easily </text:span><text:span text:style-name="T8">control how frequently a hypha branches, how long it takes that branch to begin growing and how long it takes the new branch to start forming its own branches.</text:span></text:p>
      <text:p text:style-name="P3"/>
      <text:p text:style-name="P4">Hyphae in this model also do not necessarily grow directly forwards: the angle at which each new "turtle" forms is normally distributed with a mean of zero and a standard deviation governed by a slider in the UI. Similarly, the angle at which branches form is also normally distributed and both the mean and standard deviation can be modified, although the branch always extends from the outside wall of a curved hypha.</text:p>
      <text:p text:style-name="P4"/>
      <text:p text:style-name="P5"><text:span text:style-name="T11">Rather than simulate nutrient use and diffusion directly in this model, c</text:span>ompetition for growth space and nutrients is represented by a limit on how many cells a growing tip can be surrounded by before it "dies". <text:span text:style-name="T12">The growing tip checks the number of other cells in a given radius each time it grows, and if the number is over the maximum number of neighbours, the tip becomes a regular, quiescent cell. The radius and number of cells can be altered by the user with a slider. </text:span></text:p>
      <text:p text:style-name="P5"/>
      <text:p text:style-name="P6"><text:soft-page-break/>The radius of the inhibitory effect is potentially analogous to the rate at which nutrients can diffuse through the growth medium; the number of cells that can be supported in that radius is analogous to the abu<text:span text:style-name="T53">n</text:span>dance of nutrients. While the previously-seen nutrient diffusion system could be implemented in the future, the model would in that case have to implement and explore a complex system of nutrient distribution across hyphae, as unlike most bacterial colonies, the cells are not fully separated and cell contents can diffuse or be actively transported across the entire hypha.</text:p>
      <text:p text:style-name="P3"/>
      <text:p text:style-name="P5">The model was developed in NetLogo 3<text:span text:style-name="T13">D</text:span> <text:span text:style-name="T14">to allow for vertical growth, as Streptomyces has two modes of verticality, vegetative, or "regular" hyphae may grow downwards rather than being confined solely to the horizontal plane, so long as the growth surface is penetrable by the hyphae. Aerial hyhae, meanwhile, grow upwards out of the vegetative hyphae and form spiral structures in the space above the colony. Aerial hyphal formation is part of the mycelial reproductive cycle, as they then divide into chains of spores that detach from the hyphae to seed new colonies.</text:span></text:p>
      <text:p text:style-name="P5"/>
      <text:p text:style-name="P7">The full 3D capabilities of the vegetative hyphae have yet to be implemented in the model – vegetative hyphae grow <text:span text:style-name="T15">almost</text:span> exclusively in two dimensions, although overlapping hyphae do push one another vertically rather than physically growing through one another. <text:span text:style-name="T15">Downwards growth is currently limited to branches travelling diagonally in a straight line, though a more accurate interpretation could be implemented if guided by referential Streptomyces images obtained in the laboratory.</text:span></text:p>
      <text:p text:style-name="P7"/>
      <text:p text:style-name="P1">Aerial hyphae are spawned at random along the growing tip of the hypha. Once present in the model, an aerial hypha grows steadily upwards <text:span text:style-name="T16">in spiral, the angle of which can be set by the user. However, this s not particularly true to real aerial hyphae – while they do form spiral structures, they necessarily grow by cannibalising the vegetative hyphae beneath them, and do not emerge directly from the growing tip, unlike other branches. In the model, they also do not currently form spores.</text:span></text:p>
      <text:p text:style-name="P1"/>
      <text:p text:style-name="P51">Both these issues highlight the singular importance of having experimental data <text:span text:style-name="T1">i</text:span>n which to ground any model that is intended to be useful in academic research. <text:span text:style-name="T54">More accurate modelling the growth of Streptomyces mycelia would necessitate first-hand timelapse photography, as the video evidence available online is limited.</text:span></text:p>
      <text:p text:style-name="P51"/>
      <text:p text:style-name="P52">There are some open areas of research in which </text:p>
      <text:p text:style-name="P51"/>
      <text:p text:style-name="P51"><text:span text:style-name="T54">Streptomyces are of particular interest to medical science because they are the source of 80% of known antibiotics [procopio et al]. Most of these are produced situationally, in response to the presence of other competitor microorganisms, meaning that the monoculture most commonly used to cultivate bacteria in the laboratory does not yield these antibiotics. Therefore, the ability to reliably co-culture them with </text:span></text:p>
      <text:p text:style-name="P60">Discu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1:32:10.877000000</meta:creation-date>
    <dc:date>2018-07-06T19:24:46.193000000</dc:date>
    <meta:editing-duration>PT1H24M23S</meta:editing-duration>
    <meta:editing-cycles>13</meta:editing-cycles>
    <meta:generator>LibreOffice/5.2.0.4$Windows_x86 LibreOffice_project/066b007f5ebcc236395c7d282ba488bca6720265</meta:generator>
    <meta:document-statistic meta:table-count="0" meta:image-count="0" meta:object-count="0" meta:page-count="9" meta:paragraph-count="65" meta:word-count="3659" meta:character-count="22532" meta:non-whitespace-character-count="18906"/>
  </office:meta>
</office:document-meta>
</file>